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b5e" officeooo:paragraph-rsid="00101b5e"/>
    </style:style>
    <style:style style:name="T1" style:family="text">
      <style:text-properties officeooo:rsid="000ee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ing branching in git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8:23:09.468317907</meta:creation-date>
    <dc:date>2022-02-16T10:47:56.033251554</dc:date>
    <meta:editing-duration>PT3M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3" meta:non-whitespace-character-count="19"/>
  </office:meta>
</office:document-meta>
</file>